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07cm"/>
    </style:style>
    <style:style style:name="co4" style:family="table-column">
      <style:table-column-properties fo:break-before="auto" style:column-width="17.484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72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2.422cm" fo:break-before="auto" style:use-optimal-row-height="fals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2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UserStory 1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101</text:p>
          </table:table-cell>
          <table:table-cell table:number-columns-repeated="2"/>
          <table:table-cell office:value-type="string" calcext:value-type="string">
            <text:p>Puntos H.</text:p>
          </table:table-cell>
          <table:table-cell office:value-type="string" calcext:value-type="string">
            <text:p>Prioridad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table:style-name="ce2" office:value-type="string" calcext:value-type="string">
            <text:p>Como examinador de la prueba, quiero poder importar de una API publica todos los datos y grabarlos en una tabla de base de datos, para que persistan en la misma con una clave primaria y así poder explotarl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C101</text:p>
          </table:table-cell>
          <table:table-cell/>
          <table:table-cell table:style-name="ce2" office:value-type="string" calcext:value-type="string">
            <text:p>Se puede conectar con la API publica y se recorre toda la lista devuelta. <text:s/>No se puede probar la persistencia, pues solo se evalua el código .N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Story 102" table:style-name="ta1"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2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102</text:p>
          </table:table-cell>
          <table:table-cell table:number-columns-repeated="2"/>
          <table:table-cell office:value-type="string" calcext:value-type="string">
            <text:p>Puntos H.</text:p>
          </table:table-cell>
          <table:table-cell office:value-type="string" calcext:value-type="string">
            <text:p>Prioridad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table:style-name="ce2" office:value-type="string" calcext:value-type="string">
            <text:p>Como examinador de la prueba, quiero poder consultar mediante un Frontend de swagger los datos almacenados en la base de datos y filtrar por clave primaria, o sea, elegir solo una de las tuplas de todas las de la tabla, para ver que el proceso ha sido correct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C102</text:p>
          </table:table-cell>
          <table:table-cell/>
          <table:table-cell table:style-name="ce2" office:value-type="string" calcext:value-type="string">
            <text:p>El Frontend muestra todas las tuplas si no se filtra por id, y solo una si se filtra por un id que exista. <text:s/>Si no existe devolverá n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9:38:01.1746567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4T19:22:57.760798058</meta:creation-date>
    <dc:date>2024-03-04T19:42:15.904837836</dc:date>
    <meta:editing-duration>PT8M47S</meta:editing-duration>
    <meta:editing-cycles>2</meta:editing-cycles>
    <meta:generator>LibreOffice/6.4.7.2$Linux_X86_64 LibreOffice_project/40$Build-2</meta:generator>
    <meta:document-statistic meta:table-count="2" meta:cell-count="20" meta:object-count="0"/>
  </office:meta>
</office:document-meta>
</file>